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cm" svg:stroke-color="#ffff00" draw:marker-start="" draw:marker-start-width="0.2cm" draw:marker-start-center="false" draw:marker-end="" draw:marker-end-width="0.2cm" draw:marker-end-center="false" svg:stroke-opacity="80%" draw:stroke-linejoin="round" svg:stroke-linecap="butt" draw:fill="none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dash" draw:stroke-dash="Dashed_20__28_var_29_" svg:stroke-color="#ffff00" svg:stroke-opacity="80%" draw:fill="none" draw:shadow="hidden"/>
    </style:style>
    <style:style style:name="gr3" style:family="graphic" style:parent-style-name="objectwithoutfill">
      <style:graphic-properties draw:stroke="dash" draw:stroke-dash="Ultrafine_20_Dashed" svg:stroke-width="0.02cm" svg:stroke-color="#000000" draw:marker-start="Arrow" draw:marker-start-width="0.1cm" draw:marker-end="" draw:marker-end-width="0.36cm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2cm" svg:stroke-color="#000000" draw:marker-start="Arrow" draw:marker-start-width="0.1cm" draw:marker-end="" draw:marker-end-width="0.36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svg:stroke-color="#ff0000" draw:marker-start="Arrow" draw:marker-start-width="0.1cm" draw:marker-end="" draw:marker-end-width="0.36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svg:stroke-width="0.02cm" svg:stroke-color="#000000" draw:marker-start-width="0.26cm" draw:marker-end-width="0.26cm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svg:stroke-color="#ff7f00" draw:marker-start-width="0.26cm" draw:marker-end="Arrow" draw:marker-end-width="0.08cm" draw:fill="none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width="0.044cm" draw:stroke-linejoin="miter" draw:fill="solid" draw:fill-color="#ed1c24" draw:opacity="0%"/>
    </style:style>
    <style:style style:name="gr11" style:family="graphic" style:parent-style-name="standard">
      <style:graphic-properties draw:stroke="none" svg:stroke-width="0.044cm" draw:stroke-linejoin="miter" draw:fill="solid" draw:fill-color="#ed1c24"/>
    </style:style>
    <style:style style:name="gr12" style:family="graphic" style:parent-style-name="standard">
      <style:graphic-properties draw:stroke="none" svg:stroke-width="0.044cm" draw:stroke-linejoin="miter" draw:fill="solid" draw:fill-color="#f58220" draw:opacity="0%"/>
    </style:style>
    <style:style style:name="gr13" style:family="graphic" style:parent-style-name="standard">
      <style:graphic-properties draw:stroke="none" svg:stroke-width="0.044cm" draw:stroke-linejoin="miter" draw:fill="solid" draw:fill-color="#f58220"/>
    </style:style>
    <style:style style:name="gr14" style:family="graphic" style:parent-style-name="standard">
      <style:graphic-properties svg:stroke-width="0.02cm" svg:stroke-color="#3465a4" draw:marker-start-width="0.26cm" draw:marker-end-width="0.26cm" draw:fill="solid" draw:fill-color="#ffffff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15" style:family="graphic" style:parent-style-name="standard">
      <style:graphic-properties draw:stroke="none" svg:stroke-width="0.044cm" draw:stroke-linejoin="miter" draw:fill="solid" draw:fill-color="#000000" draw: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d1c24" draw:opacity="0%"/>
    </style:style>
    <style:style style:name="P6" style:family="paragraph">
      <loext:graphic-properties draw:fill="solid" draw:fill-color="#ed1c24"/>
    </style:style>
    <style:style style:name="P7" style:family="paragraph">
      <loext:graphic-properties draw:fill="solid" draw:fill-color="#f58220" draw:opacity="0%"/>
    </style:style>
    <style:style style:name="P8" style:family="paragraph">
      <loext:graphic-properties draw:fill="solid" draw:fill-color="#f58220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000000" draw:opacity="0%"/>
      <style:text-properties fo:color="#fff200"/>
    </style:style>
    <style:style style:name="P11" style:family="paragraph">
      <loext:graphic-properties draw:fill="solid" draw:fill-color="#000000"/>
      <style:text-properties fo:color="#fff200"/>
    </style:style>
  </office:automatic-styles>
  <office:body>
    <office:drawing>
      <draw:page draw:name="page1" draw:style-name="dp1" draw:master-page-name="Predefinito">
        <dr3d:scene draw:style-name="gr1" svg:width="2.547cm" svg:height="2.546cm" svg:x="1.594cm" svg:y="1.79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aw:g>
          <draw:line draw:style-name="gr3" draw:text-style-name="P1" draw:layer="layout" svg:x1="2.87cm" svg:y1="0cm" svg:x2="2.87cm" svg:y2="3.08cm">
            <text:p/>
          </draw:line>
          <draw:line draw:style-name="gr3" draw:text-style-name="P1" draw:layer="layout" svg:x1="0cm" svg:y1="5.943cm" svg:x2="2.881cm" svg:y2="3.062cm">
            <text:p/>
          </draw:line>
          <draw:line draw:style-name="gr3" draw:text-style-name="P1" draw:layer="layout" svg:x1="6.932cm" svg:y1="3.076cm" svg:x2="2.856cm" svg:y2="3.076cm">
            <text:p/>
          </draw:line>
        </draw:g>
        <draw:line draw:style-name="gr4" draw:text-style-name="P1" draw:layer="layout" svg:x1="3.464cm" svg:y1="5.501cm" svg:x2="2.856cm" svg:y2="3.07cm">
          <text:p/>
        </draw:line>
        <draw:line draw:style-name="gr5" draw:text-style-name="P1" draw:layer="layout" svg:x1="3.465cm" svg:y1="5.501cm" svg:x2="1.849cm" svg:y2="2.868cm">
          <text:p/>
        </draw:line>
        <draw:g>
          <svg:title>TexMaths</svg:title>
          <svg:desc>14§display§P§svg§600§TRUE§</svg:desc>
          <draw:polygon draw:style-name="gr6" draw:text-style-name="P2" draw:layer="layout" svg:width="0.384cm" svg:height="0.336cm" svg:x="3.489cm" svg:y="5.49cm" svg:viewBox="0 0 385 337" draw:points="193,337 0,337 0,0 385,0 385,337">
            <text:p/>
          </draw:polygon>
          <draw:path draw:style-name="gr7" draw:text-style-name="P3" draw:layer="layout" svg:width="0.352cm" svg:height="0.336cm" svg:x="3.509cm" svg:y="5.49cm" svg:viewBox="0 0 353 337" svg:d="M130 181h84c69 0 139-51 139-106 0-38-33-75-98-75h-160c-9 0-14 0-14 9 0 7 4 7 14 7 6 0 15 0 21 1 8 0 10 2 10 8 0 1 0 3-1 9l-67 265c-4 19-5 22-45 22-7 0-13 0-13 10 0 6 6 6 8 6 13 0 48-1 63-1 10 0 21 0 31 0s21 1 31 1c5 0 10 0 10-10 0-6-4-6-13-6-18 0-33 0-33-9 0-2 1-4 3-7zM166 34c4-17 4-18 25-18h49c40 0 67 13 67 47 0 19-10 61-29 79-25 23-55 26-77 26h-69z">
            <text:p/>
          </draw:path>
        </draw:g>
        <draw:ellipse draw:style-name="gr8" draw:text-style-name="P4" draw:layer="layout" svg:width="0.476cm" svg:height="0.478cm" svg:x="2.592cm" svg:y="2.833cm" draw:kind="arc" draw:start-angle="170.79" draw:end-angle="289.54">
          <text:p/>
        </draw:ellipse>
        <draw:line draw:style-name="gr9" draw:text-style-name="P1" draw:layer="layout" svg:x1="1.843cm" svg:y1="2.868cm" svg:x2="1.5cm" svg:y2="3.5cm">
          <text:p/>
        </draw:line>
        <draw:line draw:style-name="gr4" draw:text-style-name="P1" draw:layer="layout" svg:x1="1.849cm" svg:y1="2.868cm" svg:x2="2.847cm" svg:y2="3.077cm">
          <text:p/>
        </draw:line>
        <draw:g>
          <svg:title>TexMaths</svg:title>
          <svg:desc>14§display§\vec{r}\mkern2mu\vphantom{r}^\prime§svg§600§TRUE§</svg:desc>
          <draw:polygon draw:style-name="gr6" draw:text-style-name="P2" draw:layer="layout" svg:width="0.42cm" svg:height="0.394cm" svg:x="2.218cm" svg:y="2.514cm" svg:viewBox="0 0 421 395" draw:points="211,395 0,395 0,0 421,0 421,395">
            <text:p/>
          </draw:polygon>
          <draw:path draw:style-name="gr7" draw:text-style-name="P3" draw:layer="layout" svg:width="0.218cm" svg:height="0.098cm" svg:x="2.308cm" svg:y="2.558cm" svg:viewBox="0 0 219 99" svg:d="M176 59c-7 7-24 21-24 29 0 6 5 11 10 11s7-4 9-7c7-7 18-21 40-33 3-1 8-4 8-10 0-4-3-8-7-10-10-8-16-17-21-28-1-4-2-11-10-11-6 0-9 7-9 10s4 19 12 29h-167c-8 0-17 0-17 10s9 10 17 10z">
            <text:p/>
          </draw:path>
          <draw:path draw:style-name="gr7" draw:text-style-name="P3" draw:layer="layout" svg:width="0.201cm" svg:height="0.223cm" svg:x="2.248cm" svg:y="2.691cm" svg:viewBox="0 0 202 224" svg:d="M29 189c-1 8-4 19-4 22 0 8 6 13 14 13 6 0 15-5 18-13 1-3 18-70 20-79 4-17 13-51 16-65 2-5 16-29 28-40 3-3 18-16 39-16 14 0 20 6 21 6-15 2-25 14-25 27 0 8 5 18 19 18 12 0 27-12 27-30 0-17-16-32-42-32-32 0-54 25-63 38-4-22-22-38-45-38s-32 19-36 28c-9 17-16 47-16 48 0 5 4 5 6 5 5 0 5 0 9-12 7-34 17-58 35-58 9 0 16 4 16 23 0 10-2 15-8 41z">
            <text:p/>
          </draw:path>
          <draw:path draw:style-name="gr7" draw:text-style-name="P3" draw:layer="layout" svg:width="0.086cm" svg:height="0.178cm" svg:x="2.54cm" svg:y="2.513cm" svg:viewBox="0 0 87 179" svg:d="M84 30c3-5 3-9 3-11 0-11-10-19-20-19-13 0-18 11-19 17l-46 150c-1 0-2 4-2 4 0 5 11 8 13 8 3 0 4 0 6-5z">
            <text:p/>
          </draw:path>
        </draw:g>
        <draw:g>
          <svg:title>TexMaths</svg:title>
          <svg:desc>14§display§\vec{r}§svg§600§TRUE§</svg:desc>
          <draw:polygon draw:style-name="gr6" draw:text-style-name="P2" draw:layer="layout" svg:width="0.321cm" svg:height="0.351cm" svg:x="3.319cm" svg:y="4.139cm" svg:viewBox="0 0 322 352" draw:points="161,352 0,352 0,0 322,0 322,352">
            <text:p/>
          </draw:polygon>
          <draw:path draw:style-name="gr7" draw:text-style-name="P3" draw:layer="layout" svg:width="0.218cm" svg:height="0.097cm" svg:x="3.408cm" svg:y="4.139cm" svg:viewBox="0 0 219 98" svg:d="M176 59c-7 7-24 20-24 29 0 6 5 10 10 10s7-3 9-6c7-7 18-22 39-33 4-1 9-4 9-10 0-4-3-8-8-10-10-8-15-17-20-28-1-4-2-11-10-11-7 0-9 7-9 10s4 19 11 29h-166c-8 0-17 0-17 10s9 10 17 10z">
            <text:p/>
          </draw:path>
          <draw:path draw:style-name="gr7" draw:text-style-name="P3" draw:layer="layout" svg:width="0.2cm" svg:height="0.223cm" svg:x="3.349cm" svg:y="4.273cm" svg:viewBox="0 0 201 224" svg:d="M29 189c-1 8-4 19-4 21 0 9 6 14 14 14 6 0 15-5 18-14 1-2 18-69 20-78 3-17 12-51 16-65 2-5 15-29 28-40 3-4 18-16 39-16 13 0 20 6 21 6-16 2-26 14-26 27 0 7 6 18 19 18s27-12 27-30c0-17-15-32-41-32-33 0-54 25-63 38-4-22-22-38-46-38-22 0-31 19-35 28-9 17-16 47-16 48 0 5 4 5 6 5 5 0 5 0 9-12 7-34 17-58 35-58 9 0 16 4 16 23 0 10-2 15-8 41z">
            <text:p/>
          </draw:path>
        </draw:g>
        <draw:g>
          <svg:title>TexMaths</svg:title>
          <svg:desc>14§display§\vec{R}§svg§600§TRUE§</svg:desc>
          <draw:polygon draw:style-name="gr10" draw:text-style-name="P5" draw:layer="layout" svg:width="0.391cm" svg:height="0.477cm" svg:x="2.216cm" svg:y="4.144cm" svg:viewBox="0 0 392 478" draw:points="196,478 0,478 0,0 392,0 392,478">
            <text:p/>
          </draw:polygon>
          <draw:path draw:style-name="gr11" draw:text-style-name="P6" draw:layer="layout" svg:width="0.219cm" svg:height="0.098cm" svg:x="2.374cm" svg:y="4.144cm" svg:viewBox="0 0 220 99" svg:d="M176 59c-7 7-24 21-24 30 0 5 5 10 10 10s7-4 9-7c7-7 18-21 40-33 3-1 9-4 9-10 0-4-4-8-8-10-10-8-16-17-20-28-2-4-3-11-9-11-8 0-11 7-11 10s4 19 12 29h-167c-8 0-17 0-17 10s9 10 17 10z">
            <text:p/>
          </draw:path>
          <draw:path draw:style-name="gr11" draw:text-style-name="P6" draw:layer="layout" svg:width="0.352cm" svg:height="0.348cm" svg:x="2.236cm" svg:y="4.284cm" svg:viewBox="0 0 353 349" svg:d="M165 34c3-12 4-17 14-18 5 0 20 0 29 0 36 0 91 0 91 48 0 17-8 52-28 71-12 12-38 28-83 28h-55zM236 169c50-11 109-45 109-95 0-43-45-74-110-74h-140c-10 0-14 0-14 10 0 6 4 6 13 6 1 0 10 0 19 1 9 0 14 1 14 8 0 1-2 3-3 9l-66 265c-4 20-5 23-45 23-9 0-13 0-13 10 0 6 6 6 7 6 14 0 48-2 62-2s49 2 63 2c4 0 9 0 9-11 0-5-3-5-13-5-18 0-33 0-33-9 0-2 1-5 2-8l33-131h58c45 0 54 28 54 45 0 8-3 23-7 34-3 14-8 32-8 42 0 54 60 54 66 54 42 0 60-51 60-57s-6-6-7-6c-4 0-4 3-6 7-12 37-33 45-44 45-17 0-20-12-20-31 0-15 3-40 4-56 1-6 2-17 2-23 0-38-32-53-46-59z">
            <text:p/>
          </draw:path>
        </draw:g>
        <draw:g>
          <svg:title>TexMaths</svg:title>
          <svg:desc>14§display§\hat{z}§svg§600§TRUE§</svg:desc>
          <draw:polygon draw:style-name="gr6" draw:text-style-name="P2" draw:layer="layout" svg:width="0.276cm" svg:height="0.342cm" svg:x="3.023cm" svg:y="0.19cm" svg:viewBox="0 0 277 343" draw:points="139,343 0,343 0,0 277,0 277,343">
            <text:p/>
          </draw:polygon>
          <draw:polygon draw:style-name="gr7" draw:text-style-name="P3" draw:layer="layout" svg:width="0.131cm" svg:height="0.076cm" svg:x="3.109cm" svg:y="0.19cm" svg:viewBox="0 0 132 77" draw:points="66,0 0,68 9,77 66,26 123,77 132,68">
            <text:p/>
          </draw:polygon>
          <draw:path draw:style-name="gr7" draw:text-style-name="P3" draw:layer="layout" svg:width="0.209cm" svg:height="0.223cm" svg:x="3.044cm" svg:y="0.315cm" svg:viewBox="0 0 210 224" svg:d="M45 178c27-29 40-41 58-57 0 0 32-27 50-45 47-46 57-69 57-72 0-4-5-4-6-4-3 0-4 1-7 6-14 23-25 31-37 31s-18-8-25-16c-9-11-18-21-34-21-37 0-61 46-61 56 0 3 3 6 7 6 3 0 5-3 6-6 10-22 38-22 42-22 10 0 19 3 32 6 19 8 24 8 38 8-18 22-60 57-70 65l-45 42c-33 32-50 62-50 65 0 4 4 4 6 4 4 0 5-1 7-6 13-17 27-31 43-31 11 0 16 5 29 19 8 11 17 18 32 18 49 0 77-62 77-76 0-2-2-4-6-4s-5 2-6 5c-13 33-44 42-60 42-10 0-19-2-29-6-17-7-25-9-35-9-1 0-9 0-13 2z">
            <text:p/>
          </draw:path>
        </draw:g>
        <draw:g>
          <svg:title>TexMaths</svg:title>
          <svg:desc>14§display§\hat{y}§svg§600§TRUE§</svg:desc>
          <draw:polygon draw:style-name="gr6" draw:text-style-name="P2" draw:layer="layout" svg:width="0.28cm" svg:height="0.439cm" svg:x="6.379cm" svg:y="2.517cm" svg:viewBox="0 0 281 440" draw:points="140,440 0,440 0,0 281,0 281,440">
            <text:p/>
          </draw:polygon>
          <draw:polygon draw:style-name="gr7" draw:text-style-name="P3" draw:layer="layout" svg:width="0.131cm" svg:height="0.076cm" svg:x="6.47cm" svg:y="2.517cm" svg:viewBox="0 0 132 77" draw:points="66,0 0,68 9,77 66,26 123,77 132,68">
            <text:p/>
          </draw:polygon>
          <draw:path draw:style-name="gr7" draw:text-style-name="P3" draw:layer="layout" svg:width="0.227cm" svg:height="0.319cm" svg:x="6.394cm" svg:y="2.641cm" svg:viewBox="0 0 228 320" svg:d="M226 30c2-6 2-8 2-11 0-9-7-13-14-13-6 0-14 2-18 10-1 2-5 18-7 27-3 12-7 25-10 39l-22 90c-1 6-23 41-55 41-26 0-31-21-31-40 0-23 8-53 25-97 8-20 9-26 9-36 0-22-15-40-40-40-47 0-65 72-65 76 0 5 4 5 6 5 5 0 5-1 7-9 14-46 34-61 51-61 3 0 12 0 12 16 0 12-4 25-9 35-19 51-28 80-28 103 0 44 32 59 61 59 19 0 35-9 49-22-6 26-12 49-31 76-14 17-33 31-55 31-7 0-29-2-37-21 8 0 13 0 21-5 4-5 9-12 9-21 0-15-13-18-18-18-11 0-28 8-28 33s22 43 53 43c51 0 102-45 115-101z">
            <text:p/>
          </draw:path>
        </draw:g>
        <draw:g>
          <svg:title>TexMaths</svg:title>
          <svg:desc>14§display§\hat{x}§svg§600§TRUE§</svg:desc>
          <draw:polygon draw:style-name="gr6" draw:text-style-name="P2" draw:layer="layout" svg:width="0.282cm" svg:height="0.342cm" svg:x="0.005cm" svg:y="5.154cm" svg:viewBox="0 0 283 343" draw:points="141,343 0,343 0,0 283,0 283,343">
            <text:p/>
          </draw:polygon>
          <draw:polygon draw:style-name="gr7" draw:text-style-name="P3" draw:layer="layout" svg:width="0.132cm" svg:height="0.076cm" svg:x="0.094cm" svg:y="5.154cm" svg:viewBox="0 0 133 77" draw:points="66,0 0,68 9,77 66,26 124,77 133,68">
            <text:p/>
          </draw:polygon>
          <draw:path draw:style-name="gr7" draw:text-style-name="P3" draw:layer="layout" svg:width="0.246cm" svg:height="0.223cm" svg:x="0.02cm" svg:y="5.279cm" svg:viewBox="0 0 247 224" svg:d="M152 70c2-14 13-59 48-59 3 0 14 0 25 6-14 3-24 16-24 27 0 8 6 18 19 18 11 0 27-9 27-29 0-26-29-33-46-33-29 0-46 26-53 38-12-34-38-38-53-38-51 0-79 64-79 76 0 5 4 5 5 5 5 0 6 0 7-5 17-52 49-65 66-65 9 0 27 5 27 33 0 15-9 49-27 118-8 31-25 51-47 51-3 0-14 0-25-5 13-4 24-14 24-27 0-14-11-18-19-18-15 0-27 13-27 29 0 22 25 32 46 32 34 0 52-34 53-38 5 19 23 38 53 38 51 0 79-64 79-76 0-4-4-4-5-4-5 0-6 1-7 4-16 54-51 65-66 65-19 0-27-15-27-32 0-12 3-22 9-44z">
            <text:p/>
          </draw:path>
        </draw:g>
        <draw:g>
          <svg:title>TexMaths</svg:title>
          <svg:desc>12§display§\psi§svg§600§TRUE§</svg:desc>
          <draw:polygon draw:style-name="gr6" draw:text-style-name="P2" draw:layer="layout" svg:width="0.289cm" svg:height="0.375cm" svg:x="2.571cm" svg:y="3.353cm" svg:viewBox="0 0 290 376" draw:points="145,376 0,376 0,0 290,0 290,376">
            <text:p/>
          </draw:polygon>
          <draw:path draw:style-name="gr7" draw:text-style-name="P3" draw:layer="layout" svg:width="0.255cm" svg:height="0.379cm" svg:x="2.583cm" svg:y="3.353cm" svg:viewBox="0 0 256 380" svg:d="M191 11c0-1 1-4 1-6 0-5-2-5-4-5-5 0-5 1-7 9l-70 279c-33-4-48-19-48-47 0-9 0-20 23-79 1-6 4-12 4-21 0-19-13-34-34-34-41 0-56 61-56 65s4 4 5 4c5 0 5-1 6-8 12-40 29-52 44-52 2 0 10 0 10 14 0 10-4 21-9 36-21 53-21 64-21 71 0 40 33 58 73 60-3 15-3 16-8 39-2 5-11 38-11 40 0 0 0 4 6 4 1 0 3 0 4-2 1-1 3-11 4-17l17-63c15 0 52 0 92-46 17-19 26-37 31-50 4-10 13-48 13-66 0-24-12-29-19-29-10 0-21 10-21 20 0 5 2 7 6 11 5 5 15 16 15 36 0 28-22 62-36 77-37 38-64 38-79 38z">
            <text:p/>
          </draw:path>
        </draw:g>
        <draw:g>
          <svg:title>TexMaths</svg:title>
          <svg:desc>14§display§\vec{J}§svg§600§TRUE§</svg:desc>
          <draw:polygon draw:style-name="gr12" draw:text-style-name="P7" draw:layer="layout" svg:width="0.404cm" svg:height="0.477cm" svg:x="1.25cm" svg:y="2.791cm" svg:viewBox="0 0 405 478" draw:points="202,478 0,478 0,0 405,0 405,478">
            <text:p/>
          </draw:polygon>
          <draw:path draw:style-name="gr13" draw:text-style-name="P8" draw:layer="layout" svg:width="0.219cm" svg:height="0.098cm" svg:x="1.421cm" svg:y="2.791cm" svg:viewBox="0 0 220 99" svg:d="M176 59c-7 7-23 21-23 30 0 5 4 10 10 10 4 0 6-4 9-7 6-7 18-21 39-33 3-1 9-4 9-10 0-4-3-8-8-10-10-8-16-17-20-28-1-4-2-11-10-11-7 0-9 7-9 10s3 19 11 29h-167c-8 0-17 0-17 10s9 10 17 10z">
            <text:p/>
          </draw:path>
          <draw:path draw:style-name="gr13" draw:text-style-name="P8" draw:layer="layout" svg:width="0.277cm" svg:height="0.348cm" svg:x="1.285cm" svg:y="2.931cm" svg:viewBox="0 0 278 349" svg:d="M232 36c5-16 6-20 33-20 8 0 13 0 13-10 0-5-3-6-7-6-12 0-42 1-54 1-17 0-58-1-73-1-5 0-10 0-10 10 0 6 3 6 16 6 12 0 16 0 28 1 13 1 16 2 16 9 0 3-1 7-2 11l-57 227c-12 48-45 74-71 74-14 0-39-5-47-31 1 0 4 0 5 0 20 0 33-17 33-31 0-16-13-21-21-21-9 0-34 6-34 40 0 30 26 54 65 54 46 0 98-33 110-82z">
            <text:p/>
          </draw:path>
        </draw:g>
        <draw:custom-shape draw:style-name="gr14" draw:text-style-name="P9" draw:layer="layout" svg:width="0.069cm" svg:height="0.07cm" svg:x="3.423cm" svg:y="5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V^\prime§svg§600§TRUE§</svg:desc>
          <draw:polygon draw:style-name="gr15" draw:text-style-name="P10" draw:layer="layout" svg:width="0.51cm" svg:height="0.394cm" svg:x="3.589cm" svg:y="1.795cm" svg:viewBox="0 0 511 395" draw:points="256,395 0,395 0,0 511,0 511,395">
            <text:p/>
          </draw:polygon>
          <draw:path draw:style-name="gr7" draw:text-style-name="P11" draw:layer="layout" svg:width="0.351cm" svg:height="0.347cm" svg:x="3.617cm" svg:y="1.853cm" svg:viewBox="0 0 352 348" svg:d="M282 56c25-38 45-39 64-40 6-1 6-9 6-10 0-4-2-6-6-6-13 0-28 1-41 1-16 0-33-1-48-1-4 0-10 0-10 9 0 6 4 7 7 7 14 1 24 5 24 15 0 8-8 19-8 19l-151 241-34-261c0-9 11-14 34-14 7 0 12 0 12-10 0-5-3-6-7-6-20 0-41 1-61 1-9 0-18 0-27 0s-18-1-27-1c-3 0-9 0-9 9 0 7 4 7 12 7 28 0 28 4 29 16l40 305c2 9 3 11 10 11 8 0 10-2 13-9z">
            <text:p/>
          </draw:path>
          <draw:path draw:style-name="gr7" draw:text-style-name="P11" draw:layer="layout" svg:width="0.086cm" svg:height="0.178cm" svg:x="4.003cm" svg:y="1.794cm" svg:viewBox="0 0 87 179" svg:d="M84 30c3-5 3-9 3-11 0-11-10-19-20-19-13 0-18 11-19 17l-46 150c-1 0-2 4-2 4 0 5 11 8 13 8 3 0 4 0 6-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93cm" fo:page-height="5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9-02T15:23:01.432528579</dc:date>
    <meta:editing-duration>PT1H21M22S</meta:editing-duration>
    <meta:editing-cycles>21</meta:editing-cycles>
    <meta:generator>LibreOffice/5.4.0.3$Linux_X86_64 LibreOffice_project/40m0$Build-3</meta:generator>
    <meta:document-statistic meta:object-count="51"/>
  </office:meta>
</office:document-meta>
</file>